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163C94F8D8881B1E0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0e8" officeooo:paragraph-rsid="000e60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3.256cm" svg:height="9.393cm" draw:z-index="0"><draw:image xlink:href="Pictures/10000001000001F500000163C94F8D8881B1E0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28:30.178701478</meta:creation-date>
    <dc:date>2024-05-08T11:16:08.440923555</dc:date>
    <meta:editing-duration>PT7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